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С любимыми не расставайтесь<text:line-break/><text:line-break/>Жизнь и смерть.<text:line-break/>Два процесса.<text:line-break/><text:line-break/>Горевание-то, что их соединяет.<text:line-break/>Хотелось бы поделиться с вами идеями Отто Кернберга на тему горевания в более доступном и живом формате, потому что горевание — это не просто временное состояние, а сложный, глубоко психологический процесс.<text:line-break/><text:line-break/>Горевание — это не конец отношений<text:line-break/>Многие представляют потерю близкого как некий разрыв, после которого нужно просто научиться жить дальше. Но Отто Кернберг обращает внимание на то, что в нашем уме отношения с умершими не исчезают, они продолжаются. Нет никакого абсолютного «прощания». Внутренний мир человека хранит этих людей — в воспоминаниях, чувствах, образах, и — что самое важное — в эмоциональной связи.<text:line-break/>Это значит, что мы переживаем не просто боль потери, а продолжаем поддерживать некую форму внутреннего контакта с умершим. Часто именно этот внутренний диалог помогает сохранить психическую целостность и адаптироваться к жизни без близкого.<text:line-break/><text:line-break/>Как работает наш внутренний мир после утраты?<text:line-break/>По Кернбергу, после смерти близкого человека в психике активизируется множество процессов, которые можно назвать «внутренними отношениями». Это значит, что человек продолжает взаимодействовать с образом умершего — он может говорить с ним мысленно, чувствовать поддержку или даже испытывать внутренний конфликт.<text:line-break/>Такое внутреннее общение помогает осознать и принять утрату, постепенно даёт возможность переработать эмоции, связанные с горем. При этом важно понимать, что это необязательно должно быть что-то болезненное — иногда связь с умершим внутри становится ресурсом, опорой, источником силы.<text:line-break/><text:line-break/>Значение горевания в терапии<text:line-break/>В терапии процесс горевания часто становится одной из ключевых тем. Психоаналитик помогает пациенту не только прожить боль утраты, но и понять, как внутри продолжается эта внутренняя связь с умершим. Работа с переносом в терапии даёт возможность обнаружить, каким образом переживания утраты влияют на текущие отношения пациента — к терапевту, к самим себе и к окружению.<text:line-break/>Очень важно не торопить «отпустить» умершего, а дать пространство внутреннему диалогу, который помогает интеграции опыта смерти в жизнь<text:line-break/>.<text:line-break/>Что происходит, если процесс не происходит?<text:line-break/>Если горевание блокируется или прерывается, это может привести к серьезным психологическим трудностям — от депрессии до нарушений в самоощущении. Не проработанная утрата остаётся в психике в виде «зависшего» состояния, мешает полноценно жить и строить здоровые отношения.<text:line-break/>Кернберг подчёркивает необходимость бережной и внимательной терапии, которая позволит пациенту поддерживать и осознавать свои внутренние отношения с умершим, не отказываясь от реальности, но и не теряя внутренней связи.<text:line-break/>________________________________________<text:line-break/>Таким образом, горевание — это не просто тяжелый этап, который нужно «пережить», а сложный внутренний процесс, в котором отношения с теми, кто ушёл, продолжаются и трансформируются внутри нашего разума. Это понимание даёт надежду и дополнительные ресурсы тем, кто сталкивается с утратой и ищет поддержку.<text:line-break/><text:line-break/>Запись на терапию VK, Telegram, WhatsApp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43:52.137243250</dc:date>
    <meta:editing-duration>PT3M32S</meta:editing-duration>
    <meta:editing-cycles>4</meta:editing-cycles>
    <meta:generator>LibreOffice/24.2.7.2$Linux_X86_64 LibreOffice_project/420$Build-2</meta:generator>
    <meta:document-statistic meta:table-count="0" meta:image-count="0" meta:object-count="0" meta:page-count="1" meta:paragraph-count="1" meta:word-count="415" meta:character-count="3092" meta:non-whitespace-character-count="2662"/>
  </office:meta>
</office:document-meta>
</file>